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Šimone,</text:p>
      <text:p text:style-name="Normal">v tento den plný lásky a sblížení, kdy se srdce otevírají a city proudí nejsilněji, bych ti ráda odeslala kousíček svého obdivu a přátelství. Není to náhoda, že sdílíme keltské znamení Modřín, symbol síly a odolnosti. A právě tak, jak modřín čerpá svou životní energii z bohaté země a rozprostírá své kořeny hluboko pod povrchem, aby se pak ve své plné kráse tyčil k obloze, i my čerpáme sílu z naší společné snahy a vášně pomáhat a chránit přírodu kolem nás. </text:p>
      <text:p text:style-name="Normal">Nech Ariel, náš společný strážný anděl, ti dávat odvahu a sílu v tvých úsilích, aby tvoje duše mohla svítit ještě jasněji, inspirovat a být inspirací pro všechny, kteří touží po změnách ve světě. Ať je tento Valentýn pro tebe připomínkou, že ve tvém boji za lepší svět nejsi sám a že společně můžeme učinit rozdíl. S vírou v naše společné cesty a s láskou, která překonává všechny překážky, ti přeji nádherný den plný radosti a pokoje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